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string-value="evp_air_m_dot">
            <text:p>evp_air_m_dot</text:p>
          </table:table-cell>
          <table:table-cell table:style-name="pd1" office:value-type="string" office:string-value="cnd_air_m_dot">
            <text:p>cnd_air_m_dot</text:p>
          </table:table-cell>
          <table:table-cell table:style-name="pd1" office:value-type="string" office:string-value="T_evp_air_in">
            <text:p>T_evp_air_in</text:p>
          </table:table-cell>
          <table:table-cell table:style-name="pd1" office:value-type="string" office:string-value="W_evp_air_in">
            <text:p>W_evp_air_in</text:p>
          </table:table-cell>
          <table:table-cell table:style-name="pd1" office:value-type="string" office:string-value="RH_evp_air_in">
            <text:p>RH_evp_air_in</text:p>
          </table:table-cell>
          <table:table-cell table:style-name="pd1" office:value-type="string" office:string-value="T_cnd_air_in">
            <text:p>T_cnd_air_in</text:p>
          </table:table-cell>
          <table:table-cell table:style-name="pd1" office:value-type="string" office:string-value="W_cnd_air_in">
            <text:p>W_cnd_air_in</text:p>
          </table:table-cell>
          <table:table-cell table:style-name="pd1" office:value-type="string" office:string-value="RH_cnd_air_in">
            <text:p>RH_cnd_air_in</text:p>
          </table:table-cell>
          <table:table-cell table:style-name="pd1" office:value-type="string" office:string-value="n_cmp">
            <text:p>n_cmp</text:p>
          </table:table-cell>
          <table:table-cell table:style-name="pd1" office:value-type="string" office:string-value="dT_sh">
            <text:p>dT_sh</text:p>
          </table:table-cell>
          <table:table-cell table:style-name="pd1" office:value-type="string" office:string-value="T_evp_air_out">
            <text:p>T_evp_air_out</text:p>
          </table:table-cell>
          <table:table-cell table:style-name="pd1" office:value-type="string" office:string-value="W_evp_air_out">
            <text:p>W_evp_air_out</text:p>
          </table:table-cell>
          <table:table-cell table:style-name="pd1" office:value-type="string" office:string-value="RH_evp_air_out">
            <text:p>RH_evp_air_out</text:p>
          </table:table-cell>
          <table:table-cell table:style-name="pd1" office:value-type="string" office:string-value="T_cnd_air_out">
            <text:p>T_cnd_air_out</text:p>
          </table:table-cell>
          <table:table-cell table:style-name="pd1" office:value-type="string" office:string-value="W_cnd_air_out">
            <text:p>W_cnd_air_out</text:p>
          </table:table-cell>
          <table:table-cell table:style-name="pd1" office:value-type="string" office:string-value="RH_cnd_air_out">
            <text:p>RH_cnd_air_out</text:p>
          </table:table-cell>
          <table:table-cell table:style-name="pd1" office:value-type="string" office:string-value="evp_Q_dot">
            <text:p>evp_Q_dot</text:p>
          </table:table-cell>
          <table:table-cell table:style-name="pd1" office:value-type="string" office:string-value="cnd_Q_dot">
            <text:p>cnd_Q_dot</text:p>
          </table:table-cell>
          <table:table-cell table:style-name="pd1" office:value-type="string" office:string-value="cmp_W_dot">
            <text:p>cmp_W_dot</text:p>
          </table:table-cell>
          <table:table-cell table:style-name="pd1" office:value-type="string" office:string-value="rfg_m_dot">
            <text:p>rfg_m_dot</text:p>
          </table:table-cell>
          <table:table-cell table:style-name="pd1" office:value-type="string" office:string-value="COP">
            <text:p>COP</text:p>
          </table:table-cell>
          <table:table-cell table:style-name="pd1" office:value-type="string" office:string-value="EER">
            <text:p>EER</text:p>
          </table:table-cell>
          <table:table-cell table:style-name="pd1" office:value-type="string" office:string-value="evp_eps">
            <text:p>evp_eps</text:p>
          </table:table-cell>
          <table:table-cell table:style-name="pd1" office:value-type="string" office:string-value="cnd_eps">
            <text:p>cnd_eps</text:p>
          </table:table-cell>
          <table:table-cell table:style-name="pd1" office:value-type="string" office:string-value="T_evp">
            <text:p>T_evp</text:p>
          </table:table-cell>
          <table:table-cell table:style-name="pd1" office:value-type="string" office:string-value="P_evp">
            <text:p>P_evp</text:p>
          </table:table-cell>
          <table:table-cell table:style-name="pd1" office:value-type="string" office:string-value="T_cnd">
            <text:p>T_cnd</text:p>
          </table:table-cell>
          <table:table-cell table:style-name="pd1" office:value-type="string" office:string-value="P_cnd">
            <text:p>P_cnd</text:p>
          </table:table-cell>
          <table:table-cell table:style-name="pd1" office:value-type="string" office:string-value="dT_sc">
            <text:p>dT_sc</text:p>
          </table:table-cell>
          <table:table-cell table:style-name="pd1" office:value-type="string" office:string-value="T_suction_gas">
            <text:p>T_suction_gas</text:p>
          </table:table-cell>
          <table:table-cell table:style-name="pd1" office:value-type="string" office:string-value="P_suction_gas">
            <text:p>P_suction_gas</text:p>
          </table:table-cell>
          <table:table-cell table:style-name="pd1" office:value-type="string" office:string-value="h_suction_gas">
            <text:p>h_suction_gas</text:p>
          </table:table-cell>
          <table:table-cell table:style-name="pd1" office:value-type="string" office:string-value="T_discharge_gas">
            <text:p>T_discharge_gas</text:p>
          </table:table-cell>
          <table:table-cell table:style-name="pd1" office:value-type="string" office:string-value="P_discharge_gas">
            <text:p>P_discharge_gas</text:p>
          </table:table-cell>
          <table:table-cell table:style-name="pd1" office:value-type="string" office:string-value="h_discharge_gas">
            <text:p>h_discharge_gas</text:p>
          </table:table-cell>
          <table:table-cell table:style-name="pd1" office:value-type="string" office:string-value="T_liquid">
            <text:p>T_liquid</text:p>
          </table:table-cell>
          <table:table-cell table:style-name="pd1" office:value-type="string" office:string-value="P_liquid">
            <text:p>P_liquid</text:p>
          </table:table-cell>
          <table:table-cell table:style-name="pd1" office:value-type="string" office:string-value="h_liquid">
            <text:p>h_liquid</text:p>
          </table:table-cell>
          <table:table-cell table:style-name="pd1" office:value-type="string" office:string-value="T_mixture">
            <text:p>T_mixture</text:p>
          </table:table-cell>
          <table:table-cell table:style-name="pd1" office:value-type="string" office:string-value="P_mixture">
            <text:p>P_mixture</text:p>
          </table:table-cell>
          <table:table-cell table:style-name="pd1" office:value-type="string" office:string-value="h_mixture">
            <text:p>h_mixture</text:p>
          </table:table-cell>
          <table:table-cell table:style-name="pd1" office:value-type="string" office:string-value="x_mixture">
            <text:p>x_mixture</text:p>
          </table:table-cell>
          <table:table-cell table:style-name="pd1" office:value-type="string" office:string-value="evp_air_dP">
            <text:p>evp_air_dP</text:p>
          </table:table-cell>
          <table:table-cell table:style-name="pd1" office:value-type="string" office:string-value="cnd_air_dP">
            <text:p>cnd_air_dP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1500.0">
            <text:p>1500.0</text:p>
          </table:table-cell>
          <table:table-cell office:value-type="float" office:value="3216.315">
            <text:p>3216.315</text:p>
          </table:table-cell>
          <table:table-cell office:value-type="float" office:value="24.0">
            <text:p>24.0</text:p>
          </table:table-cell>
          <table:table-cell office:value-type="float" office:value="9.340309771055281">
            <text:p>9.340309771055281</text:p>
          </table:table-cell>
          <table:table-cell office:value-type="float" office:value="50.0">
            <text:p>50.0</text:p>
          </table:table-cell>
          <table:table-cell office:value-type="float" office:value="35.0">
            <text:p>35.0</text:p>
          </table:table-cell>
          <table:table-cell office:value-type="float" office:value="10.589892305191341">
            <text:p>10.589892305191341</text:p>
          </table:table-cell>
          <table:table-cell office:value-type="float" office:value="30.0">
            <text:p>30.0</text:p>
          </table:table-cell>
          <table:table-cell office:value-type="float" office:value="2100">
            <text:p>2100</text:p>
          </table:table-cell>
          <table:table-cell office:value-type="float" office:value="5">
            <text:p>5</text:p>
          </table:table-cell>
          <table:table-cell office:value-type="float" office:value="16.04449524686129">
            <text:p>16.04449524686129</text:p>
          </table:table-cell>
          <table:table-cell office:value-type="float" office:value="8.685173446798885">
            <text:p>8.685173446798885</text:p>
          </table:table-cell>
          <table:table-cell office:value-type="float" office:value="76.19525237393077">
            <text:p>76.19525237393077</text:p>
          </table:table-cell>
          <table:table-cell office:value-type="float" office:value="40.83186424115604">
            <text:p>40.83186424115604</text:p>
          </table:table-cell>
          <table:table-cell office:value-type="float" office:value="10.589892305191341">
            <text:p>10.589892305191341</text:p>
          </table:table-cell>
          <table:table-cell office:value-type="float" office:value="21.872212250614297">
            <text:p>21.872212250614297</text:p>
          </table:table-cell>
          <table:table-cell office:value-type="float" office:value="4.0872946543194875">
            <text:p>4.0872946543194875</text:p>
          </table:table-cell>
          <table:table-cell office:value-type="float" office:value="5.347552058391612">
            <text:p>5.347552058391612</text:p>
          </table:table-cell>
          <table:table-cell office:value-type="float" office:value="1.261839984236917">
            <text:p>1.261839984236917</text:p>
          </table:table-cell>
          <table:table-cell office:value-type="float" office:value="95.96244438105582">
            <text:p>95.96244438105582</text:p>
          </table:table-cell>
          <table:table-cell office:value-type="float" office:value="4.237900308433705">
            <text:p>4.237900308433705</text:p>
          </table:table-cell>
          <table:table-cell office:value-type="float" office:value="3.2391544929456577">
            <text:p>3.2391544929456577</text:p>
          </table:table-cell>
          <table:table-cell office:value-type="float" office:value="0.574754861148737">
            <text:p>0.574754861148737</text:p>
          </table:table-cell>
          <table:table-cell office:value-type="float" office:value="0.3981135843416349">
            <text:p>0.3981135843416349</text:p>
          </table:table-cell>
          <table:table-cell office:value-type="float" office:value="10.836952608394313">
            <text:p>10.836952608394313</text:p>
          </table:table-cell>
          <table:table-cell office:value-type="float" office:value="4.263208058770122">
            <text:p>4.263208058770122</text:p>
          </table:table-cell>
          <table:table-cell office:value-type="float" office:value="48.161932698889075">
            <text:p>48.161932698889075</text:p>
          </table:table-cell>
          <table:table-cell office:value-type="float" office:value="12.580658751006485">
            <text:p>12.580658751006485</text:p>
          </table:table-cell>
          <table:table-cell office:value-type="float" office:value="8.253743608814943">
            <text:p>8.253743608814943</text:p>
          </table:table-cell>
          <table:table-cell office:value-type="float" office:value="15.836952608394313">
            <text:p>15.836952608394313</text:p>
          </table:table-cell>
          <table:table-cell office:value-type="float" office:value="4.263208057339623">
            <text:p>4.263208057339623</text:p>
          </table:table-cell>
          <table:table-cell office:value-type="float" office:value="409.501595013719">
            <text:p>409.501595013719</text:p>
          </table:table-cell>
          <table:table-cell office:value-type="float" office:value="78.31161969667028">
            <text:p>78.31161969667028</text:p>
          </table:table-cell>
          <table:table-cell office:value-type="float" office:value="12.580658751006485">
            <text:p>12.580658751006485</text:p>
          </table:table-cell>
          <table:table-cell office:value-type="float" office:value="456.8391130662471">
            <text:p>456.8391130662471</text:p>
          </table:table-cell>
          <table:table-cell office:value-type="float" office:value="39.90818909007413">
            <text:p>39.90818909007413</text:p>
          </table:table-cell>
          <table:table-cell office:value-type="float" office:value="12.580658749479575">
            <text:p>12.580658749479575</text:p>
          </table:table-cell>
          <table:table-cell office:value-type="float" office:value="256.2274307109545">
            <text:p>256.2274307109545</text:p>
          </table:table-cell>
          <table:table-cell office:value-type="float" office:value="10.836952608394313">
            <text:p>10.836952608394313</text:p>
          </table:table-cell>
          <table:table-cell office:value-type="float" office:value="4.263208058770122">
            <text:p>4.263208058770122</text:p>
          </table:table-cell>
          <table:table-cell office:value-type="float" office:value="256.2274307109545">
            <text:p>256.2274307109545</text:p>
          </table:table-cell>
          <table:table-cell office:value-type="float" office:value="21.835658432845793">
            <text:p>21.835658432845793</text:p>
          </table:table-cell>
          <table:table-cell office:value-type="float" office:value="22.599593099065956">
            <text:p>22.599593099065956</text:p>
          </table:table-cell>
          <table:table-cell office:value-type="float" office:value="52.48026217941163">
            <text:p>52.48026217941163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1500.0">
            <text:p>1500.0</text:p>
          </table:table-cell>
          <table:table-cell office:value-type="float" office:value="3216.315">
            <text:p>3216.315</text:p>
          </table:table-cell>
          <table:table-cell office:value-type="float" office:value="24.0">
            <text:p>24.0</text:p>
          </table:table-cell>
          <table:table-cell office:value-type="float" office:value="9.340309771055281">
            <text:p>9.340309771055281</text:p>
          </table:table-cell>
          <table:table-cell office:value-type="float" office:value="50.0">
            <text:p>50.0</text:p>
          </table:table-cell>
          <table:table-cell office:value-type="float" office:value="35.0">
            <text:p>35.0</text:p>
          </table:table-cell>
          <table:table-cell office:value-type="float" office:value="10.589892305191341">
            <text:p>10.589892305191341</text:p>
          </table:table-cell>
          <table:table-cell office:value-type="float" office:value="30.0">
            <text:p>30.0</text:p>
          </table:table-cell>
          <table:table-cell office:value-type="float" office:value="2400">
            <text:p>2400</text:p>
          </table:table-cell>
          <table:table-cell office:value-type="float" office: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1500.0">
            <text:p>1500.0</text:p>
          </table:table-cell>
          <table:table-cell office:value-type="float" office:value="3216.315">
            <text:p>3216.315</text:p>
          </table:table-cell>
          <table:table-cell office:value-type="float" office:value="24.0">
            <text:p>24.0</text:p>
          </table:table-cell>
          <table:table-cell office:value-type="float" office:value="9.340309771055281">
            <text:p>9.340309771055281</text:p>
          </table:table-cell>
          <table:table-cell office:value-type="float" office:value="50.0">
            <text:p>50.0</text:p>
          </table:table-cell>
          <table:table-cell office:value-type="float" office:value="35.0">
            <text:p>35.0</text:p>
          </table:table-cell>
          <table:table-cell office:value-type="float" office:value="10.589892305191341">
            <text:p>10.589892305191341</text:p>
          </table:table-cell>
          <table:table-cell office:value-type="float" office:value="30.0">
            <text:p>30.0</text:p>
          </table:table-cell>
          <table:table-cell office:value-type="float" office:value="2700">
            <text:p>2700</text:p>
          </table:table-cell>
          <table:table-cell office:value-type="float" office:value="5">
            <text:p>5</text:p>
          </table:table-cell>
          <table:table-cell office:value-type="float" office:value="15.000755916396315">
            <text:p>15.000755916396315</text:p>
          </table:table-cell>
          <table:table-cell office:value-type="float" office:value="8.173802865551538">
            <text:p>8.173802865551538</text:p>
          </table:table-cell>
          <table:table-cell office:value-type="float" office:value="76.73714855063326">
            <text:p>76.73714855063326</text:p>
          </table:table-cell>
          <table:table-cell office:value-type="float" office:value="42.351014175340026">
            <text:p>42.351014175340026</text:p>
          </table:table-cell>
          <table:table-cell office:value-type="float" office:value="10.589892305191341">
            <text:p>10.589892305191341</text:p>
          </table:table-cell>
          <table:table-cell office:value-type="float" office:value="20.187859398807824">
            <text:p>20.187859398807824</text:p>
          </table:table-cell>
          <table:table-cell office:value-type="float" office:value="5.070852523136074">
            <text:p>5.070852523136074</text:p>
          </table:table-cell>
          <table:table-cell office:value-type="float" office:value="6.740353763067769">
            <text:p>6.740353763067769</text:p>
          </table:table-cell>
          <table:table-cell office:value-type="float" office:value="1.6716471255671963">
            <text:p>1.6716471255671963</text:p>
          </table:table-cell>
          <table:table-cell office:value-type="float" office:value="120.23637293156145">
            <text:p>120.23637293156145</text:p>
          </table:table-cell>
          <table:table-cell office:value-type="float" office:value="4.0321630444468">
            <text:p>4.0321630444468</text:p>
          </table:table-cell>
          <table:table-cell office:value-type="float" office:value="3.033446739792954">
            <text:p>3.033446739792954</text:p>
          </table:table-cell>
          <table:table-cell office:value-type="float" office:value="0.5755489133788037">
            <text:p>0.5755489133788037</text:p>
          </table:table-cell>
          <table:table-cell office:value-type="float" office:value="0.4387791918530713">
            <text:p>0.4387791918530713</text:p>
          </table:table-cell>
          <table:table-cell office:value-type="float" office:value="9.191230412829213">
            <text:p>9.191230412829213</text:p>
          </table:table-cell>
          <table:table-cell office:value-type="float" office:value="4.035232641549231">
            <text:p>4.035232641549231</text:p>
          </table:table-cell>
          <table:table-cell office:value-type="float" office:value="49.80763614659173">
            <text:p>49.80763614659173</text:p>
          </table:table-cell>
          <table:table-cell office:value-type="float" office:value="13.115448856474544">
            <text:p>13.115448856474544</text:p>
          </table:table-cell>
          <table:table-cell office:value-type="float" office:value="9.522837486333515">
            <text:p>9.522837486333515</text:p>
          </table:table-cell>
          <table:table-cell office:value-type="float" office:value="14.191230412829213">
            <text:p>14.191230412829213</text:p>
          </table:table-cell>
          <table:table-cell office:value-type="float" office:value="4.035232640408822">
            <text:p>4.035232640408822</text:p>
          </table:table-cell>
          <table:table-cell office:value-type="float" office:value="408.54263154266204">
            <text:p>408.54263154266204</text:p>
          </table:table-cell>
          <table:table-cell office:value-type="float" office:value="80.67403666599307">
            <text:p>80.67403666599307</text:p>
          </table:table-cell>
          <table:table-cell office:value-type="float" office:value="13.115448856474544">
            <text:p>13.115448856474544</text:p>
          </table:table-cell>
          <table:table-cell office:value-type="float" office:value="458.59345647454273">
            <text:p>458.59345647454273</text:p>
          </table:table-cell>
          <table:table-cell office:value-type="float" office:value="40.28479866025822">
            <text:p>40.28479866025822</text:p>
          </table:table-cell>
          <table:table-cell office:value-type="float" office:value="13.115448854593641">
            <text:p>13.115448854593641</text:p>
          </table:table-cell>
          <table:table-cell office:value-type="float" office:value="256.78036984013664">
            <text:p>256.78036984013664</text:p>
          </table:table-cell>
          <table:table-cell office:value-type="float" office:value="9.191230412829213">
            <text:p>9.191230412829213</text:p>
          </table:table-cell>
          <table:table-cell office:value-type="float" office:value="4.035232641549231">
            <text:p>4.035232641549231</text:p>
          </table:table-cell>
          <table:table-cell office:value-type="float" office:value="256.78036984013664">
            <text:p>256.78036984013664</text:p>
          </table:table-cell>
          <table:table-cell office:value-type="float" office:value="23.151956979065222">
            <text:p>23.151956979065222</text:p>
          </table:table-cell>
          <table:table-cell office:value-type="float" office:value="22.442027162111625">
            <text:p>22.442027162111625</text:p>
          </table:table-cell>
          <table:table-cell office:value-type="float" office:value="52.63319816798361">
            <text:p>52.63319816798361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1500.0">
            <text:p>1500.0</text:p>
          </table:table-cell>
          <table:table-cell office:value-type="float" office:value="3216.315">
            <text:p>3216.315</text:p>
          </table:table-cell>
          <table:table-cell office:value-type="float" office:value="24.0">
            <text:p>24.0</text:p>
          </table:table-cell>
          <table:table-cell office:value-type="float" office:value="9.340309771055281">
            <text:p>9.340309771055281</text:p>
          </table:table-cell>
          <table:table-cell office:value-type="float" office:value="50.0">
            <text:p>50.0</text:p>
          </table:table-cell>
          <table:table-cell office:value-type="float" office:value="35.0">
            <text:p>35.0</text:p>
          </table:table-cell>
          <table:table-cell office:value-type="float" office:value="10.589892305191341">
            <text:p>10.589892305191341</text:p>
          </table:table-cell>
          <table:table-cell office:value-type="float" office:value="30.0">
            <text:p>30.0</text:p>
          </table:table-cell>
          <table:table-cell office:value-type="float" office:value="3000">
            <text:p>3000</text:p>
          </table:table-cell>
          <table:table-cell office:value-type="float" office:value="5">
            <text:p>5</text:p>
          </table:table-cell>
          <table:table-cell office:value-type="float" office:value="14.550595994576383">
            <text:p>14.550595994576383</text:p>
          </table:table-cell>
          <table:table-cell office:value-type="float" office:value="7.9645238214800695">
            <text:p>7.9645238214800695</text:p>
          </table:table-cell>
          <table:table-cell office:value-type="float" office:value="77.00183044013406">
            <text:p>77.00183044013406</text:p>
          </table:table-cell>
          <table:table-cell office:value-type="float" office:value="43.00803496187973">
            <text:p>43.00803496187973</text:p>
          </table:table-cell>
          <table:table-cell office:value-type="float" office:value="10.589892305191341">
            <text:p>10.589892305191341</text:p>
          </table:table-cell>
          <table:table-cell office:value-type="float" office:value="19.505459367401368">
            <text:p>19.505459367401368</text:p>
          </table:table-cell>
          <table:table-cell office:value-type="float" office:value="5.4828739592117826">
            <text:p>5.4828739592117826</text:p>
          </table:table-cell>
          <table:table-cell office:value-type="float" office:value="7.342874739015168">
            <text:p>7.342874739015168</text:p>
          </table:table-cell>
          <table:table-cell office:value-type="float" office:value="1.8671158050534142">
            <text:p>1.8671158050534142</text:p>
          </table:table-cell>
          <table:table-cell office:value-type="float" office:value="131.1385308201464">
            <text:p>131.1385308201464</text:p>
          </table:table-cell>
          <table:table-cell office:value-type="float" office:value="3.9327366407275974">
            <text:p>3.9327366407275974</text:p>
          </table:table-cell>
          <table:table-cell office:value-type="float" office:value="2.9365473445043913">
            <text:p>2.9365473445043913</text:p>
          </table:table-cell>
          <table:table-cell office:value-type="float" office:value="0.5751293000909453">
            <text:p>0.5751293000909453</text:p>
          </table:table-cell>
          <table:table-cell office:value-type="float" office:value="0.4517200861715155">
            <text:p>0.4517200861715155</text:p>
          </table:table-cell>
          <table:table-cell office:value-type="float" office:value="8.470964976209814">
            <text:p>8.470964976209814</text:p>
          </table:table-cell>
          <table:table-cell office:value-type="float" office:value="3.9384366235904014">
            <text:p>3.9384366235904014</text:p>
          </table:table-cell>
          <table:table-cell office:value-type="float" office:value="50.53201155218585">
            <text:p>50.53201155218585</text:p>
          </table:table-cell>
          <table:table-cell office:value-type="float" office:value="13.356172979540382">
            <text:p>13.356172979540382</text:p>
          </table:table-cell>
          <table:table-cell office:value-type="float" office:value="9.562063729458544">
            <text:p>9.562063729458544</text:p>
          </table:table-cell>
          <table:table-cell office:value-type="float" office:value="13.470964976209814">
            <text:p>13.470964976209814</text:p>
          </table:table-cell>
          <table:table-cell office:value-type="float" office:value="3.938436622558509">
            <text:p>3.938436622558509</text:p>
          </table:table-cell>
          <table:table-cell office:value-type="float" office:value="408.12080860173654">
            <text:p>408.12080860173654</text:p>
          </table:table-cell>
          <table:table-cell office:value-type="float" office:value="81.72322545349516">
            <text:p>81.72322545349516</text:p>
          </table:table-cell>
          <table:table-cell office:value-type="float" office:value="13.356172979540382">
            <text:p>13.356172979540382</text:p>
          </table:table-cell>
          <table:table-cell office:value-type="float" office:value="459.37665885532095">
            <text:p>459.37665885532095</text:p>
          </table:table-cell>
          <table:table-cell office:value-type="float" office:value="40.969947822727306">
            <text:p>40.969947822727306</text:p>
          </table:table-cell>
          <table:table-cell office:value-type="float" office:value="13.356172977642563">
            <text:p>13.356172977642563</text:p>
          </table:table-cell>
          <table:table-cell office:value-type="float" office:value="257.8008985114085">
            <text:p>257.8008985114085</text:p>
          </table:table-cell>
          <table:table-cell office:value-type="float" office:value="8.470964976209814">
            <text:p>8.470964976209814</text:p>
          </table:table-cell>
          <table:table-cell office:value-type="float" office:value="3.9384366235904014">
            <text:p>3.9384366235904014</text:p>
          </table:table-cell>
          <table:table-cell office:value-type="float" office:value="257.8008985114085">
            <text:p>257.8008985114085</text:p>
          </table:table-cell>
          <table:table-cell office:value-type="float" office:value="24.127038537810332">
            <text:p>24.127038537810332</text:p>
          </table:table-cell>
          <table:table-cell office:value-type="float" office:value="22.357350691409774">
            <text:p>22.357350691409774</text:p>
          </table:table-cell>
          <table:table-cell office:value-type="float" office:value="52.81787623058068">
            <text:p>52.81787623058068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1500.0">
            <text:p>1500.0</text:p>
          </table:table-cell>
          <table:table-cell office:value-type="float" office:value="3216.315">
            <text:p>3216.315</text:p>
          </table:table-cell>
          <table:table-cell office:value-type="float" office:value="24.0">
            <text:p>24.0</text:p>
          </table:table-cell>
          <table:table-cell office:value-type="float" office:value="9.340309771055281">
            <text:p>9.340309771055281</text:p>
          </table:table-cell>
          <table:table-cell office:value-type="float" office:value="50.0">
            <text:p>50.0</text:p>
          </table:table-cell>
          <table:table-cell office:value-type="float" office:value="35.0">
            <text:p>35.0</text:p>
          </table:table-cell>
          <table:table-cell office:value-type="float" office:value="10.589892305191341">
            <text:p>10.589892305191341</text:p>
          </table:table-cell>
          <table:table-cell office:value-type="float" office:value="30.0">
            <text:p>30.0</text:p>
          </table:table-cell>
          <table:table-cell office:value-type="float" office:value="3300">
            <text:p>3300</text:p>
          </table:table-cell>
          <table:table-cell office:value-type="float" office:value="5">
            <text:p>5</text:p>
          </table:table-cell>
          <table:table-cell office:value-type="float" office:value="14.133677319189928">
            <text:p>14.133677319189928</text:p>
          </table:table-cell>
          <table:table-cell office:value-type="float" office:value="7.778978651748846">
            <text:p>7.778978651748846</text:p>
          </table:table-cell>
          <table:table-cell office:value-type="float" office:value="77.28860191507236">
            <text:p>77.28860191507236</text:p>
          </table:table-cell>
          <table:table-cell office:value-type="float" office:value="43.61650613422768">
            <text:p>43.61650613422768</text:p>
          </table:table-cell>
          <table:table-cell office:value-type="float" office:value="10.589892305191341">
            <text:p>10.589892305191341</text:p>
          </table:table-cell>
          <table:table-cell office:value-type="float" office:value="18.896807249065606">
            <text:p>18.896807249065606</text:p>
          </table:table-cell>
          <table:table-cell office:value-type="float" office:value="5.855596534382359">
            <text:p>5.855596534382359</text:p>
          </table:table-cell>
          <table:table-cell office:value-type="float" office:value="7.900927667981232">
            <text:p>7.900927667981232</text:p>
          </table:table-cell>
          <table:table-cell office:value-type="float" office:value="2.056012636745736">
            <text:p>2.056012636745736</text:p>
          </table:table-cell>
          <table:table-cell office:value-type="float" office:value="141.38326239173082">
            <text:p>141.38326239173082</text:p>
          </table:table-cell>
          <table:table-cell office:value-type="float" office:value="3.8428400325821186">
            <text:p>3.8428400325821186</text:p>
          </table:table-cell>
          <table:table-cell office:value-type="float" office:value="2.8480352842824046">
            <text:p>2.8480352842824046</text:p>
          </table:table-cell>
          <table:table-cell office:value-type="float" office:value="0.5748642700704767">
            <text:p>0.5748642700704767</text:p>
          </table:table-cell>
          <table:table-cell office:value-type="float" office:value="0.4623203488121766">
            <text:p>0.4623203488121766</text:p>
          </table:table-cell>
          <table:table-cell office:value-type="float" office:value="7.8099795849514635">
            <text:p>7.8099795849514635</text:p>
          </table:table-cell>
          <table:table-cell office:value-type="float" office:value="3.8511765065011776">
            <text:p>3.8511765065011776</text:p>
          </table:table-cell>
          <table:table-cell office:value-type="float" office:value="51.18996242141333">
            <text:p>51.18996242141333</text:p>
          </table:table-cell>
          <table:table-cell office:value-type="float" office:value="13.577683367620878">
            <text:p>13.577683367620878</text:p>
          </table:table-cell>
          <table:table-cell office:value-type="float" office:value="9.480868317618956">
            <text:p>9.480868317618956</text:p>
          </table:table-cell>
          <table:table-cell office:value-type="float" office:value="12.809979584951463">
            <text:p>12.809979584951463</text:p>
          </table:table-cell>
          <table:table-cell office:value-type="float" office:value="3.851176505560175">
            <text:p>3.851176505560175</text:p>
          </table:table-cell>
          <table:table-cell office:value-type="float" office:value="407.73259130579436">
            <text:p>407.73259130579436</text:p>
          </table:table-cell>
          <table:table-cell office:value-type="float" office:value="82.67231237443758">
            <text:p>82.67231237443758</text:p>
          </table:table-cell>
          <table:table-cell office:value-type="float" office:value="13.577683367620878">
            <text:p>13.577683367620878</text:p>
          </table:table-cell>
          <table:table-cell office:value-type="float" office:value="460.0842301566272">
            <text:p>460.0842301566272</text:p>
          </table:table-cell>
          <table:table-cell office:value-type="float" office:value="41.70909410379437">
            <text:p>41.70909410379437</text:p>
          </table:table-cell>
          <table:table-cell office:value-type="float" office:value="13.577683365766747">
            <text:p>13.577683365766747</text:p>
          </table:table-cell>
          <table:table-cell office:value-type="float" office:value="258.90525660935936">
            <text:p>258.90525660935936</text:p>
          </table:table-cell>
          <table:table-cell office:value-type="float" office:value="7.8099795849514635">
            <text:p>7.8099795849514635</text:p>
          </table:table-cell>
          <table:table-cell office:value-type="float" office:value="3.8511765065011776">
            <text:p>3.8511765065011776</text:p>
          </table:table-cell>
          <table:table-cell office:value-type="float" office:value="258.90525660935936">
            <text:p>258.90525660935936</text:p>
          </table:table-cell>
          <table:table-cell office:value-type="float" office:value="25.103478321213196">
            <text:p>25.103478321213196</text:p>
          </table:table-cell>
          <table:table-cell office:value-type="float" office:value="22.285313202063715">
            <text:p>22.285313202063715</text:p>
          </table:table-cell>
          <table:table-cell office:value-type="float" office:value="53.04596030478396">
            <text:p>53.04596030478396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1500.0">
            <text:p>1500.0</text:p>
          </table:table-cell>
          <table:table-cell office:value-type="float" office:value="3216.315">
            <text:p>3216.315</text:p>
          </table:table-cell>
          <table:table-cell office:value-type="float" office:value="24.0">
            <text:p>24.0</text:p>
          </table:table-cell>
          <table:table-cell office:value-type="float" office:value="9.340309771055281">
            <text:p>9.340309771055281</text:p>
          </table:table-cell>
          <table:table-cell office:value-type="float" office:value="50.0">
            <text:p>50.0</text:p>
          </table:table-cell>
          <table:table-cell office:value-type="float" office:value="35.0">
            <text:p>35.0</text:p>
          </table:table-cell>
          <table:table-cell office:value-type="float" office:value="10.589892305191341">
            <text:p>10.589892305191341</text:p>
          </table:table-cell>
          <table:table-cell office:value-type="float" office:value="30.0">
            <text:p>30.0</text:p>
          </table:table-cell>
          <table:table-cell office:value-type="float" office:value="3600">
            <text:p>3600</text:p>
          </table:table-cell>
          <table:table-cell office:value-type="float" office:value="5">
            <text:p>5</text:p>
          </table:table-cell>
          <table:table-cell office:value-type="float" office:value="13.756205227593568">
            <text:p>13.756205227593568</text:p>
          </table:table-cell>
          <table:table-cell office:value-type="float" office:value="7.616553454855074">
            <text:p>7.616553454855074</text:p>
          </table:table-cell>
          <table:table-cell office:value-type="float" office:value="77.57307701481629">
            <text:p>77.57307701481629</text:p>
          </table:table-cell>
          <table:table-cell office:value-type="float" office:value="44.18797116573609">
            <text:p>44.18797116573609</text:p>
          </table:table-cell>
          <table:table-cell office:value-type="float" office:value="10.589892305191341">
            <text:p>10.589892305191341</text:p>
          </table:table-cell>
          <table:table-cell office:value-type="float" office:value="18.3447872686593">
            <text:p>18.3447872686593</text:p>
          </table:table-cell>
          <table:table-cell office:value-type="float" office:value="6.187070307806514">
            <text:p>6.187070307806514</text:p>
          </table:table-cell>
          <table:table-cell office:value-type="float" office:value="8.425041411040393">
            <text:p>8.425041411040393</text:p>
          </table:table-cell>
          <table:table-cell office:value-type="float" office:value="2.240354451168386">
            <text:p>2.240354451168386</text:p>
          </table:table-cell>
          <table:table-cell office:value-type="float" office:value="151.05128049089294">
            <text:p>151.05128049089294</text:p>
          </table:table-cell>
          <table:table-cell office:value-type="float" office:value="3.760584137321029">
            <text:p>3.760584137321029</text:p>
          </table:table-cell>
          <table:table-cell office:value-type="float" office:value="2.7616479635978326">
            <text:p>2.7616479635978326</text:p>
          </table:table-cell>
          <table:table-cell office:value-type="float" office:value="0.57449959253445">
            <text:p>0.57449959253445</text:p>
          </table:table-cell>
          <table:table-cell office:value-type="float" office:value="0.4695263652296399">
            <text:p>0.4695263652296399</text:p>
          </table:table-cell>
          <table:table-cell office:value-type="float" office:value="7.210766425570512">
            <text:p>7.210766425570512</text:p>
          </table:table-cell>
          <table:table-cell office:value-type="float" office:value="3.773354712456693">
            <text:p>3.773354712456693</text:p>
          </table:table-cell>
          <table:table-cell office:value-type="float" office:value="51.86728026223204">
            <text:p>51.86728026223204</text:p>
          </table:table-cell>
          <table:table-cell office:value-type="float" office:value="13.808583516782281">
            <text:p>13.808583516782281</text:p>
          </table:table-cell>
          <table:table-cell office:value-type="float" office:value="9.440252895547872">
            <text:p>9.440252895547872</text:p>
          </table:table-cell>
          <table:table-cell office:value-type="float" office:value="12.210766425570512">
            <text:p>12.210766425570512</text:p>
          </table:table-cell>
          <table:table-cell office:value-type="float" office:value="3.7733547115914674">
            <text:p>3.7733547115914674</text:p>
          </table:table-cell>
          <table:table-cell office:value-type="float" office:value="407.3797492252025">
            <text:p>407.3797492252025</text:p>
          </table:table-cell>
          <table:table-cell office:value-type="float" office:value="83.61389332049976">
            <text:p>83.61389332049976</text:p>
          </table:table-cell>
          <table:table-cell office:value-type="float" office:value="13.808583516782281">
            <text:p>13.808583516782281</text:p>
          </table:table-cell>
          <table:table-cell office:value-type="float" office:value="460.7740402103249">
            <text:p>460.7740402103249</text:p>
          </table:table-cell>
          <table:table-cell office:value-type="float" office:value="42.42702736668417">
            <text:p>42.42702736668417</text:p>
          </table:table-cell>
          <table:table-cell office:value-type="float" office:value="13.80858351497867">
            <text:p>13.80858351497867</text:p>
          </table:table-cell>
          <table:table-cell office:value-type="float" office:value="259.9803165081677">
            <text:p>259.9803165081677</text:p>
          </table:table-cell>
          <table:table-cell office:value-type="float" office:value="7.210766425570512">
            <text:p>7.210766425570512</text:p>
          </table:table-cell>
          <table:table-cell office:value-type="float" office:value="3.773354712456693">
            <text:p>3.773354712456693</text:p>
          </table:table-cell>
          <table:table-cell office:value-type="float" office:value="259.9803165081677">
            <text:p>259.9803165081677</text:p>
          </table:table-cell>
          <table:table-cell office:value-type="float" office:value="26.022016555557016">
            <text:p>26.022016555557016</text:p>
          </table:table-cell>
          <table:table-cell office:value-type="float" office:value="22.220509149808645">
            <text:p>22.220509149808645</text:p>
          </table:table-cell>
          <table:table-cell office:value-type="float" office:value="53.20682720678262">
            <text:p>53.20682720678262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float" office:value="1500.0">
            <text:p>1500.0</text:p>
          </table:table-cell>
          <table:table-cell office:value-type="float" office:value="3216.315">
            <text:p>3216.315</text:p>
          </table:table-cell>
          <table:table-cell office:value-type="float" office:value="24.0">
            <text:p>24.0</text:p>
          </table:table-cell>
          <table:table-cell office:value-type="float" office:value="9.340309771055281">
            <text:p>9.340309771055281</text:p>
          </table:table-cell>
          <table:table-cell office:value-type="float" office:value="50.0">
            <text:p>50.0</text:p>
          </table:table-cell>
          <table:table-cell office:value-type="float" office:value="35.0">
            <text:p>35.0</text:p>
          </table:table-cell>
          <table:table-cell office:value-type="float" office:value="10.589892305191341">
            <text:p>10.589892305191341</text:p>
          </table:table-cell>
          <table:table-cell office:value-type="float" office:value="30.0">
            <text:p>30.0</text:p>
          </table:table-cell>
          <table:table-cell office:value-type="float" office:value="3900">
            <text:p>3900</text:p>
          </table:table-cell>
          <table:table-cell office:value-type="float" office:value="5">
            <text:p>5</text:p>
          </table:table-cell>
          <table:table-cell office:value-type="float" office:value="13.396080158986194">
            <text:p>13.396080158986194</text:p>
          </table:table-cell>
          <table:table-cell office:value-type="float" office:value="7.466429810333584">
            <text:p>7.466429810333584</text:p>
          </table:table-cell>
          <table:table-cell office:value-type="float" office:value="77.86761686608251">
            <text:p>77.86761686608251</text:p>
          </table:table-cell>
          <table:table-cell office:value-type="float" office:value="44.74033279143441">
            <text:p>44.74033279143441</text:p>
          </table:table-cell>
          <table:table-cell office:value-type="float" office:value="10.589892305191341">
            <text:p>10.589892305191341</text:p>
          </table:table-cell>
          <table:table-cell office:value-type="float" office:value="17.828606023235473">
            <text:p>17.828606023235473</text:p>
          </table:table-cell>
          <table:table-cell office:value-type="float" office:value="6.498117394470104">
            <text:p>6.498117394470104</text:p>
          </table:table-cell>
          <table:table-cell office:value-type="float" office:value="8.931287298579209">
            <text:p>8.931287298579209</text:p>
          </table:table-cell>
          <table:table-cell office:value-type="float" office:value="2.428064907065297">
            <text:p>2.428064907065297</text:p>
          </table:table-cell>
          <table:table-cell office:value-type="float" office:value="159.66522422293392">
            <text:p>159.66522422293392</text:p>
          </table:table-cell>
          <table:table-cell office:value-type="float" office:value="3.6783560738391015">
            <text:p>3.6783560738391015</text:p>
          </table:table-cell>
          <table:table-cell office:value-type="float" office:value="2.676253577720092">
            <text:p>2.676253577720092</text:p>
          </table:table-cell>
          <table:table-cell office:value-type="float" office:value="0.5742117271123514">
            <text:p>0.5742117271123514</text:p>
          </table:table-cell>
          <table:table-cell office:value-type="float" office:value="0.46557230055860477">
            <text:p>0.46557230055860477</text:p>
          </table:table-cell>
          <table:table-cell office:value-type="float" office:value="6.639460099429016">
            <text:p>6.639460099429016</text:p>
          </table:table-cell>
          <table:table-cell office:value-type="float" office:value="3.7002820391974414">
            <text:p>3.7002820391974414</text:p>
          </table:table-cell>
          <table:table-cell office:value-type="float" office:value="52.971543067146285">
            <text:p>52.971543067146285</text:p>
          </table:table-cell>
          <table:table-cell office:value-type="float" office:value="14.191338242220905">
            <text:p>14.191338242220905</text:p>
          </table:table-cell>
          <table:table-cell office:value-type="float" office:value="10.251562392524988">
            <text:p>10.251562392524988</text:p>
          </table:table-cell>
          <table:table-cell office:value-type="float" office:value="11.639460099429016">
            <text:p>11.639460099429016</text:p>
          </table:table-cell>
          <table:table-cell office:value-type="float" office:value="3.700282038399041">
            <text:p>3.700282038399041</text:p>
          </table:table-cell>
          <table:table-cell office:value-type="float" office:value="407.0425492207693">
            <text:p>407.0425492207693</text:p>
          </table:table-cell>
          <table:table-cell office:value-type="float" office:value="85.04902788921936">
            <text:p>85.04902788921936</text:p>
          </table:table-cell>
          <table:table-cell office:value-type="float" office:value="14.191338242220905">
            <text:p>14.191338242220905</text:p>
          </table:table-cell>
          <table:table-cell office:value-type="float" office:value="461.7885573635951">
            <text:p>461.7885573635951</text:p>
          </table:table-cell>
          <table:table-cell office:value-type="float" office:value="42.7199806746213">
            <text:p>42.7199806746213</text:p>
          </table:table-cell>
          <table:table-cell office:value-type="float" office:value="14.191338240155439">
            <text:p>14.191338240155439</text:p>
          </table:table-cell>
          <table:table-cell office:value-type="float" office:value="260.41324579298174">
            <text:p>260.41324579298174</text:p>
          </table:table-cell>
          <table:table-cell office:value-type="float" office:value="6.639460099429016">
            <text:p>6.639460099429016</text:p>
          </table:table-cell>
          <table:table-cell office:value-type="float" office:value="3.7002820391974414">
            <text:p>3.7002820391974414</text:p>
          </table:table-cell>
          <table:table-cell office:value-type="float" office:value="260.41324579298174">
            <text:p>260.41324579298174</text:p>
          </table:table-cell>
          <table:table-cell office:value-type="float" office:value="26.5872182833185">
            <text:p>26.5872182833185</text:p>
          </table:table-cell>
          <table:table-cell office:value-type="float" office:value="22.16150995930268">
            <text:p>22.16150995930268</text:p>
          </table:table-cell>
          <table:table-cell office:value-type="float" office:value="53.331208360173186">
            <text:p>53.331208360173186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float" office:value="1500.0">
            <text:p>1500.0</text:p>
          </table:table-cell>
          <table:table-cell office:value-type="float" office:value="3216.315">
            <text:p>3216.315</text:p>
          </table:table-cell>
          <table:table-cell office:value-type="float" office:value="24.0">
            <text:p>24.0</text:p>
          </table:table-cell>
          <table:table-cell office:value-type="float" office:value="9.340309771055281">
            <text:p>9.340309771055281</text:p>
          </table:table-cell>
          <table:table-cell office:value-type="float" office:value="50.0">
            <text:p>50.0</text:p>
          </table:table-cell>
          <table:table-cell office:value-type="float" office:value="35.0">
            <text:p>35.0</text:p>
          </table:table-cell>
          <table:table-cell office:value-type="float" office:value="10.589892305191341">
            <text:p>10.589892305191341</text:p>
          </table:table-cell>
          <table:table-cell office:value-type="float" office:value="30.0">
            <text:p>30.0</text:p>
          </table:table-cell>
          <table:table-cell office:value-type="float" office:value="4200">
            <text:p>4200</text:p>
          </table:table-cell>
          <table:table-cell office:value-type="float" office:value="5">
            <text:p>5</text:p>
          </table:table-cell>
          <table:table-cell office:value-type="float" office:value="13.06361475178727">
            <text:p>13.06361475178727</text:p>
          </table:table-cell>
          <table:table-cell office:value-type="float" office:value="7.331306241948887">
            <text:p>7.331306241948887</text:p>
          </table:table-cell>
          <table:table-cell office:value-type="float" office:value="78.15369126470955">
            <text:p>78.15369126470955</text:p>
          </table:table-cell>
          <table:table-cell office:value-type="float" office:value="45.24113331502133">
            <text:p>45.24113331502133</text:p>
          </table:table-cell>
          <table:table-cell office:value-type="float" office:value="10.589892305191341">
            <text:p>10.589892305191341</text:p>
          </table:table-cell>
          <table:table-cell office:value-type="float" office:value="17.37486526146149">
            <text:p>17.37486526146149</text:p>
          </table:table-cell>
          <table:table-cell office:value-type="float" office:value="6.781526022836068">
            <text:p>6.781526022836068</text:p>
          </table:table-cell>
          <table:table-cell office:value-type="float" office:value="9.39056192058299">
            <text:p>9.39056192058299</text:p>
          </table:table-cell>
          <table:table-cell office:value-type="float" office:value="2.6008717228787974">
            <text:p>2.6008717228787974</text:p>
          </table:table-cell>
          <table:table-cell office:value-type="float" office:value="168.1206462021521">
            <text:p>168.1206462021521</text:p>
          </table:table-cell>
          <table:table-cell office:value-type="float" office:value="3.610544048742613">
            <text:p>3.610544048742613</text:p>
          </table:table-cell>
          <table:table-cell office:value-type="float" office:value="2.6074050339283468">
            <text:p>2.6074050339283468</text:p>
          </table:table-cell>
          <table:table-cell office:value-type="float" office:value="0.5735668444350951">
            <text:p>0.5735668444350951</text:p>
          </table:table-cell>
          <table:table-cell office:value-type="float" office:value="0.4693905660650942">
            <text:p>0.4693905660650942</text:p>
          </table:table-cell>
          <table:table-cell office:value-type="float" office:value="6.105732086334797">
            <text:p>6.105732086334797</text:p>
          </table:table-cell>
          <table:table-cell office:value-type="float" office:value="3.632998134068556">
            <text:p>3.632998134068556</text:p>
          </table:table-cell>
          <table:table-cell office:value-type="float" office:value="53.6232196898855">
            <text:p>53.6232196898855</text:p>
          </table:table-cell>
          <table:table-cell office:value-type="float" office:value="14.420926574227185">
            <text:p>14.420926574227185</text:p>
          </table:table-cell>
          <table:table-cell office:value-type="float" office:value="10.28710074510144">
            <text:p>10.28710074510144</text:p>
          </table:table-cell>
          <table:table-cell office:value-type="float" office:value="11.105732086334797">
            <text:p>11.105732086334797</text:p>
          </table:table-cell>
          <table:table-cell office:value-type="float" office:value="3.632998133328133">
            <text:p>3.632998133328133</text:p>
          </table:table-cell>
          <table:table-cell office:value-type="float" office:value="406.7268407700805">
            <text:p>406.7268407700805</text:p>
          </table:table-cell>
          <table:table-cell office:value-type="float" office:value="85.92549707761441">
            <text:p>85.92549707761441</text:p>
          </table:table-cell>
          <table:table-cell office:value-type="float" office:value="14.420926574227185">
            <text:p>14.420926574227185</text:p>
          </table:table-cell>
          <table:table-cell office:value-type="float" office:value="462.4198113473231">
            <text:p>462.4198113473231</text:p>
          </table:table-cell>
          <table:table-cell office:value-type="float" office:value="43.33611894478406">
            <text:p>43.33611894478406</text:p>
          </table:table-cell>
          <table:table-cell office:value-type="float" office:value="14.420926572202916">
            <text:p>14.420926572202916</text:p>
          </table:table-cell>
          <table:table-cell office:value-type="float" office:value="261.3378878728581">
            <text:p>261.3378878728581</text:p>
          </table:table-cell>
          <table:table-cell office:value-type="float" office:value="6.105732086334797">
            <text:p>6.105732086334797</text:p>
          </table:table-cell>
          <table:table-cell office:value-type="float" office:value="3.632998134068556">
            <text:p>3.632998134068556</text:p>
          </table:table-cell>
          <table:table-cell office:value-type="float" office:value="261.3378878728581">
            <text:p>261.3378878728581</text:p>
          </table:table-cell>
          <table:table-cell office:value-type="float" office:value="27.38094499558424">
            <text:p>27.38094499558424</text:p>
          </table:table-cell>
          <table:table-cell office:value-type="float" office:value="22.095931213217405">
            <text:p>22.095931213217405</text:p>
          </table:table-cell>
          <table:table-cell office:value-type="float" office:value="53.468357924644195">
            <text:p>53.468357924644195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float" office:value="1500.0">
            <text:p>1500.0</text:p>
          </table:table-cell>
          <table:table-cell office:value-type="float" office:value="3216.315">
            <text:p>3216.315</text:p>
          </table:table-cell>
          <table:table-cell office:value-type="float" office:value="24.0">
            <text:p>24.0</text:p>
          </table:table-cell>
          <table:table-cell office:value-type="float" office:value="9.340309771055281">
            <text:p>9.340309771055281</text:p>
          </table:table-cell>
          <table:table-cell office:value-type="float" office:value="50.0">
            <text:p>50.0</text:p>
          </table:table-cell>
          <table:table-cell office:value-type="float" office:value="35.0">
            <text:p>35.0</text:p>
          </table:table-cell>
          <table:table-cell office:value-type="float" office:value="10.589892305191341">
            <text:p>10.589892305191341</text:p>
          </table:table-cell>
          <table:table-cell office:value-type="float" office:value="30.0">
            <text:p>30.0</text:p>
          </table:table-cell>
          <table:table-cell office:value-type="float" office:value="4500">
            <text:p>4500</text:p>
          </table:table-cell>
          <table:table-cell office:value-type="float" office:value="5">
            <text:p>5</text:p>
          </table:table-cell>
          <table:table-cell office:value-type="float" office:value="12.760890010298226">
            <text:p>12.760890010298226</text:p>
          </table:table-cell>
          <table:table-cell office:value-type="float" office:value="7.212216547566116">
            <text:p>7.212216547566116</text:p>
          </table:table-cell>
          <table:table-cell office:value-type="float" office:value="78.43826008621168">
            <text:p>78.43826008621168</text:p>
          </table:table-cell>
          <table:table-cell office:value-type="float" office:value="45.688701110180034">
            <text:p>45.688701110180034</text:p>
          </table:table-cell>
          <table:table-cell office:value-type="float" office:value="10.589892305191341">
            <text:p>10.589892305191341</text:p>
          </table:table-cell>
          <table:table-cell office:value-type="float" office:value="16.98045981382311">
            <text:p>16.98045981382311</text:p>
          </table:table-cell>
          <table:table-cell office:value-type="float" office:value="7.035349441747185">
            <text:p>7.035349441747185</text:p>
          </table:table-cell>
          <table:table-cell office:value-type="float" office:value="9.801448908842449">
            <text:p>9.801448908842449</text:p>
          </table:table-cell>
          <table:table-cell office:value-type="float" office:value="2.75822620592447">
            <text:p>2.75822620592447</text:p>
          </table:table-cell>
          <table:table-cell office:value-type="float" office:value="176.6974156399129">
            <text:p>176.6974156399129</text:p>
          </table:table-cell>
          <table:table-cell office:value-type="float" office:value="3.5535333859817757">
            <text:p>3.5535333859817757</text:p>
          </table:table-cell>
          <table:table-cell office:value-type="float" office:value="2.55067892061781">
            <text:p>2.55067892061781</text:p>
          </table:table-cell>
          <table:table-cell office:value-type="float" office:value="0.5728560102518988">
            <text:p>0.5728560102518988</text:p>
          </table:table-cell>
          <table:table-cell office:value-type="float" office:value="0.48042184388439396">
            <text:p>0.48042184388439396</text:p>
          </table:table-cell>
          <table:table-cell office:value-type="float" office:value="5.621603824406691">
            <text:p>5.621603824406691</text:p>
          </table:table-cell>
          <table:table-cell office:value-type="float" office:value="3.572780217024966">
            <text:p>3.572780217024966</text:p>
          </table:table-cell>
          <table:table-cell office:value-type="float" office:value="53.801275331104364">
            <text:p>53.801275331104364</text:p>
          </table:table-cell>
          <table:table-cell office:value-type="float" office:value="14.484138870952942">
            <text:p>14.484138870952942</text:p>
          </table:table-cell>
          <table:table-cell office:value-type="float" office:value="9.404672621123211">
            <text:p>9.404672621123211</text:p>
          </table:table-cell>
          <table:table-cell office:value-type="float" office:value="10.62160382440669">
            <text:p>10.62160382440669</text:p>
          </table:table-cell>
          <table:table-cell office:value-type="float" office:value="3.572780216333656">
            <text:p>3.572780216333656</text:p>
          </table:table-cell>
          <table:table-cell office:value-type="float" office:value="406.4399034652693">
            <text:p>406.4399034652693</text:p>
          </table:table-cell>
          <table:table-cell office:value-type="float" office:value="86.20388548234172">
            <text:p>86.20388548234172</text:p>
          </table:table-cell>
          <table:table-cell office:value-type="float" office:value="14.484138870952942">
            <text:p>14.484138870952942</text:p>
          </table:table-cell>
          <table:table-cell office:value-type="float" office:value="462.6354867756868">
            <text:p>462.6354867756868</text:p>
          </table:table-cell>
          <table:table-cell office:value-type="float" office:value="44.39660270998115">
            <text:p>44.39660270998115</text:p>
          </table:table-cell>
          <table:table-cell office:value-type="float" office:value="14.484138869358722">
            <text:p>14.484138869358722</text:p>
          </table:table-cell>
          <table:table-cell office:value-type="float" office:value="262.9426053373999">
            <text:p>262.9426053373999</text:p>
          </table:table-cell>
          <table:table-cell office:value-type="float" office:value="5.621603824406691">
            <text:p>5.621603824406691</text:p>
          </table:table-cell>
          <table:table-cell office:value-type="float" office:value="3.572780217024966">
            <text:p>3.572780217024966</text:p>
          </table:table-cell>
          <table:table-cell office:value-type="float" office:value="262.9426053373999">
            <text:p>262.9426053373999</text:p>
          </table:table-cell>
          <table:table-cell office:value-type="float" office:value="28.492076697108597">
            <text:p>28.492076697108597</text:p>
          </table:table-cell>
          <table:table-cell office:value-type="float" office:value="22.047115212145375">
            <text:p>22.047115212145375</text:p>
          </table:table-cell>
          <table:table-cell office:value-type="float" office:value="53.6197747914144">
            <text:p>53.6197747914144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float" office:value="1500.0">
            <text:p>1500.0</text:p>
          </table:table-cell>
          <table:table-cell office:value-type="float" office:value="3216.315">
            <text:p>3216.315</text:p>
          </table:table-cell>
          <table:table-cell office:value-type="float" office:value="24.0">
            <text:p>24.0</text:p>
          </table:table-cell>
          <table:table-cell office:value-type="float" office:value="9.340309771055281">
            <text:p>9.340309771055281</text:p>
          </table:table-cell>
          <table:table-cell office:value-type="float" office:value="50.0">
            <text:p>50.0</text:p>
          </table:table-cell>
          <table:table-cell office:value-type="float" office:value="35.0">
            <text:p>35.0</text:p>
          </table:table-cell>
          <table:table-cell office:value-type="float" office:value="10.589892305191341">
            <text:p>10.589892305191341</text:p>
          </table:table-cell>
          <table:table-cell office:value-type="float" office:value="30.0">
            <text:p>30.0</text:p>
          </table:table-cell>
          <table:table-cell office:value-type="float" office:value="4800">
            <text:p>4800</text:p>
          </table:table-cell>
          <table:table-cell office:value-type="float" office:value="5">
            <text:p>5</text:p>
          </table:table-cell>
          <table:table-cell office:value-type="float" office:value="12.477476642531485">
            <text:p>12.477476642531485</text:p>
          </table:table-cell>
          <table:table-cell office:value-type="float" office:value="7.103615354520255">
            <text:p>7.103615354520255</text:p>
          </table:table-cell>
          <table:table-cell office:value-type="float" office:value="78.72124321653389">
            <text:p>78.72124321653389</text:p>
          </table:table-cell>
          <table:table-cell office:value-type="float" office:value="46.111166876432435">
            <text:p>46.111166876432435</text:p>
          </table:table-cell>
          <table:table-cell office:value-type="float" office:value="10.589892305191341">
            <text:p>10.589892305191341</text:p>
          </table:table-cell>
          <table:table-cell office:value-type="float" office:value="16.617509201623808">
            <text:p>16.617509201623808</text:p>
          </table:table-cell>
          <table:table-cell office:value-type="float" office:value="7.2698765005437">
            <text:p>7.2698765005437</text:p>
          </table:table-cell>
          <table:table-cell office:value-type="float" office:value="10.189238300782057">
            <text:p>10.189238300782057</text:p>
          </table:table-cell>
          <table:table-cell office:value-type="float" office:value="2.913088197918">
            <text:p>2.913088197918</text:p>
          </table:table-cell>
          <table:table-cell office:value-type="float" office:value="184.74951292374064">
            <text:p>184.74951292374064</text:p>
          </table:table-cell>
          <table:table-cell office:value-type="float" office:value="3.4977445269471628">
            <text:p>3.4977445269471628</text:p>
          </table:table-cell>
          <table:table-cell office:value-type="float" office:value="2.495590935330939">
            <text:p>2.495590935330939</text:p>
          </table:table-cell>
          <table:table-cell office:value-type="float" office:value="0.5721392042412007">
            <text:p>0.5721392042412007</text:p>
          </table:table-cell>
          <table:table-cell office:value-type="float" office:value="0.4869760681522328">
            <text:p>0.4869760681522328</text:p>
          </table:table-cell>
          <table:table-cell office:value-type="float" office:value="5.167790622933239">
            <text:p>5.167790622933239</text:p>
          </table:table-cell>
          <table:table-cell office:value-type="float" office:value="3.517029502724883">
            <text:p>3.517029502724883</text:p>
          </table:table-cell>
          <table:table-cell office:value-type="float" office:value="54.114737788897116">
            <text:p>54.114737788897116</text:p>
          </table:table-cell>
          <table:table-cell office:value-type="float" office:value="14.595928238115734">
            <text:p>14.595928238115734</text:p>
          </table:table-cell>
          <table:table-cell office:value-type="float" office:value="8.765804558655248">
            <text:p>8.765804558655248</text:p>
          </table:table-cell>
          <table:table-cell office:value-type="float" office:value="10.16779062293324">
            <text:p>10.16779062293324</text:p>
          </table:table-cell>
          <table:table-cell office:value-type="float" office:value="3.5170295020767934">
            <text:p>3.5170295020767934</text:p>
          </table:table-cell>
          <table:table-cell office:value-type="float" office:value="406.17044863960444">
            <text:p>406.17044863960444</text:p>
          </table:table-cell>
          <table:table-cell office:value-type="float" office:value="86.62119003916087">
            <text:p>86.62119003916087</text:p>
          </table:table-cell>
          <table:table-cell office:value-type="float" office:value="14.595928238115734">
            <text:p>14.595928238115734</text:p>
          </table:table-cell>
          <table:table-cell office:value-type="float" office:value="462.9344278595849">
            <text:p>462.9344278595849</text:p>
          </table:table-cell>
          <table:table-cell office:value-type="float" office:value="45.34893323024187">
            <text:p>45.34893323024187</text:p>
          </table:table-cell>
          <table:table-cell office:value-type="float" office:value="14.595928236839528">
            <text:p>14.595928236839528</text:p>
          </table:table-cell>
          <table:table-cell office:value-type="float" office:value="264.38853021515433">
            <text:p>264.38853021515433</text:p>
          </table:table-cell>
          <table:table-cell office:value-type="float" office:value="5.167790622933239">
            <text:p>5.167790622933239</text:p>
          </table:table-cell>
          <table:table-cell office:value-type="float" office:value="3.517029502724883">
            <text:p>3.517029502724883</text:p>
          </table:table-cell>
          <table:table-cell office:value-type="float" office:value="264.38853021515433">
            <text:p>264.38853021515433</text:p>
          </table:table-cell>
          <table:table-cell office:value-type="float" office:value="29.499556982608198">
            <text:p>29.499556982608198</text:p>
          </table:table-cell>
          <table:table-cell office:value-type="float" office:value="22.001244303066073">
            <text:p>22.001244303066073</text:p>
          </table:table-cell>
          <table:table-cell office:value-type="float" office:value="53.75397139250848">
            <text:p>53.75397139250848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float" office:value="1500.0">
            <text:p>1500.0</text:p>
          </table:table-cell>
          <table:table-cell office:value-type="float" office:value="3216.315">
            <text:p>3216.315</text:p>
          </table:table-cell>
          <table:table-cell office:value-type="float" office:value="24.0">
            <text:p>24.0</text:p>
          </table:table-cell>
          <table:table-cell office:value-type="float" office:value="9.340309771055281">
            <text:p>9.340309771055281</text:p>
          </table:table-cell>
          <table:table-cell office:value-type="float" office:value="50.0">
            <text:p>50.0</text:p>
          </table:table-cell>
          <table:table-cell office:value-type="float" office:value="35.0">
            <text:p>35.0</text:p>
          </table:table-cell>
          <table:table-cell office:value-type="float" office:value="10.589892305191341">
            <text:p>10.589892305191341</text:p>
          </table:table-cell>
          <table:table-cell office:value-type="float" office:value="30.0">
            <text:p>30.0</text:p>
          </table:table-cell>
          <table:table-cell office:value-type="float" office:value="5100">
            <text:p>5100</text:p>
          </table:table-cell>
          <table:table-cell office:value-type="float" office:value="5">
            <text:p>5</text:p>
          </table:table-cell>
          <table:table-cell office:value-type="float" office:value="12.154354821495133">
            <text:p>12.154354821495133</text:p>
          </table:table-cell>
          <table:table-cell office:value-type="float" office:value="6.983183091747003">
            <text:p>6.983183091747003</text:p>
          </table:table-cell>
          <table:table-cell office:value-type="float" office:value="79.06446821402189">
            <text:p>79.06446821402189</text:p>
          </table:table-cell>
          <table:table-cell office:value-type="float" office:value="46.585429690140586">
            <text:p>46.585429690140586</text:p>
          </table:table-cell>
          <table:table-cell office:value-type="float" office:value="10.589892305191341">
            <text:p>10.589892305191341</text:p>
          </table:table-cell>
          <table:table-cell office:value-type="float" office:value="16.220549558135932">
            <text:p>16.220549558135932</text:p>
          </table:table-cell>
          <table:table-cell office:value-type="float" office:value="7.533662137271717">
            <text:p>7.533662137271717</text:p>
          </table:table-cell>
          <table:table-cell office:value-type="float" office:value="10.623007747833292">
            <text:p>10.623007747833292</text:p>
          </table:table-cell>
          <table:table-cell office:value-type="float" office:value="3.091090980976286">
            <text:p>3.091090980976286</text:p>
          </table:table-cell>
          <table:table-cell office:value-type="float" office:value="190.13248240993042">
            <text:p>190.13248240993042</text:p>
          </table:table-cell>
          <table:table-cell office:value-type="float" office:value="3.436653211830774">
            <text:p>3.436653211830774</text:p>
          </table:table-cell>
          <table:table-cell office:value-type="float" office:value="2.437217857266788">
            <text:p>2.437217857266788</text:p>
          </table:table-cell>
          <table:table-cell office:value-type="float" office:value="0.5721961834875163">
            <text:p>0.5721961834875163</text:p>
          </table:table-cell>
          <table:table-cell office:value-type="float" office:value="0.4688596244141226">
            <text:p>0.4688596244141226</text:p>
          </table:table-cell>
          <table:table-cell office:value-type="float" office:value="4.659035509105024">
            <text:p>4.659035509105024</text:p>
          </table:table-cell>
          <table:table-cell office:value-type="float" office:value="3.4553237734974003">
            <text:p>3.4553237734974003</text:p>
          </table:table-cell>
          <table:table-cell office:value-type="float" office:value="55.817228078136">
            <text:p>55.817228078136</text:p>
          </table:table-cell>
          <table:table-cell office:value-type="float" office:value="15.214454755730365">
            <text:p>15.214454755730365</text:p>
          </table:table-cell>
          <table:table-cell office:value-type="float" office:value="11.20078447115958">
            <text:p>11.20078447115958</text:p>
          </table:table-cell>
          <table:table-cell office:value-type="float" office:value="9.659035509105024">
            <text:p>9.659035509105024</text:p>
          </table:table-cell>
          <table:table-cell office:value-type="float" office:value="3.4553237728947113">
            <text:p>3.4553237728947113</text:p>
          </table:table-cell>
          <table:table-cell office:value-type="float" office:value="405.86782007181074">
            <text:p>405.86782007181074</text:p>
          </table:table-cell>
          <table:table-cell office:value-type="float" office:value="88.74225599486778">
            <text:p>88.74225599486778</text:p>
          </table:table-cell>
          <table:table-cell office:value-type="float" office:value="15.214454755730365">
            <text:p>15.214454755730365</text:p>
          </table:table-cell>
          <table:table-cell office:value-type="float" office:value="464.3950500877854">
            <text:p>464.3950500877854</text:p>
          </table:table-cell>
          <table:table-cell office:value-type="float" office:value="44.61644360697642">
            <text:p>44.61644360697642</text:p>
          </table:table-cell>
          <table:table-cell office:value-type="float" office:value="15.214454753494582">
            <text:p>15.214454753494582</text:p>
          </table:table-cell>
          <table:table-cell office:value-type="float" office:value="263.2572570738208">
            <text:p>263.2572570738208</text:p>
          </table:table-cell>
          <table:table-cell office:value-type="float" office:value="4.659035509105024">
            <text:p>4.659035509105024</text:p>
          </table:table-cell>
          <table:table-cell office:value-type="float" office:value="3.4553237734974003">
            <text:p>3.4553237734974003</text:p>
          </table:table-cell>
          <table:table-cell office:value-type="float" office:value="263.2572570738208">
            <text:p>263.2572570738208</text:p>
          </table:table-cell>
          <table:table-cell office:value-type="float" office:value="29.21310464574888">
            <text:p>29.21310464574888</text:p>
          </table:table-cell>
          <table:table-cell office:value-type="float" office:value="21.95170094010626">
            <text:p>21.95170094010626</text:p>
          </table:table-cell>
          <table:table-cell office:value-type="float" office:value="53.805862096225724">
            <text:p>53.805862096225724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float" office:value="1500.0">
            <text:p>1500.0</text:p>
          </table:table-cell>
          <table:table-cell office:value-type="float" office:value="3216.315">
            <text:p>3216.315</text:p>
          </table:table-cell>
          <table:table-cell office:value-type="float" office:value="24.0">
            <text:p>24.0</text:p>
          </table:table-cell>
          <table:table-cell office:value-type="float" office:value="9.340309771055281">
            <text:p>9.340309771055281</text:p>
          </table:table-cell>
          <table:table-cell office:value-type="float" office:value="50.0">
            <text:p>50.0</text:p>
          </table:table-cell>
          <table:table-cell office:value-type="float" office:value="35.0">
            <text:p>35.0</text:p>
          </table:table-cell>
          <table:table-cell office:value-type="float" office:value="10.589892305191341">
            <text:p>10.589892305191341</text:p>
          </table:table-cell>
          <table:table-cell office:value-type="float" office:value="30.0">
            <text:p>30.0</text:p>
          </table:table-cell>
          <table:table-cell office:value-type="float" office:value="5400">
            <text:p>5400</text:p>
          </table:table-cell>
          <table:table-cell office:value-type="float" office:value="5">
            <text:p>5</text:p>
          </table:table-cell>
          <table:table-cell office:value-type="float" office:value="11.93416916929101">
            <text:p>11.93416916929101</text:p>
          </table:table-cell>
          <table:table-cell office:value-type="float" office:value="6.903133937709033">
            <text:p>6.903133937709033</text:p>
          </table:table-cell>
          <table:table-cell office:value-type="float" office:value="79.31113947320756">
            <text:p>79.31113947320756</text:p>
          </table:table-cell>
          <table:table-cell office:value-type="float" office:value="46.93822595051762">
            <text:p>46.93822595051762</text:p>
          </table:table-cell>
          <table:table-cell office:value-type="float" office:value="10.589892305191341">
            <text:p>10.589892305191341</text:p>
          </table:table-cell>
          <table:table-cell office:value-type="float" office:value="15.932264235113184">
            <text:p>15.932264235113184</text:p>
          </table:table-cell>
          <table:table-cell office:value-type="float" office:value="7.711213814791102">
            <text:p>7.711213814791102</text:p>
          </table:table-cell>
          <table:table-cell office:value-type="float" office:value="10.947565844431313">
            <text:p>10.947565844431313</text:p>
          </table:table-cell>
          <table:table-cell office:value-type="float" office:value="3.222039535937092">
            <text:p>3.222039535937092</text:p>
          </table:table-cell>
          <table:table-cell office:value-type="float" office:value="198.6003395598386">
            <text:p>198.6003395598386</text:p>
          </table:table-cell>
          <table:table-cell office:value-type="float" office:value="3.397713070347954">
            <text:p>3.397713070347954</text:p>
          </table:table-cell>
          <table:table-cell office:value-type="float" office:value="2.3932710101114223">
            <text:p>2.3932710101114223</text:p>
          </table:table-cell>
          <table:table-cell office:value-type="float" office:value="0.5711662804768715">
            <text:p>0.5711662804768715</text:p>
          </table:table-cell>
          <table:table-cell office:value-type="float" office:value="0.4851765615379478">
            <text:p>0.4851765615379478</text:p>
          </table:table-cell>
          <table:table-cell office:value-type="float" office:value="4.302301119785682">
            <text:p>4.302301119785682</text:p>
          </table:table-cell>
          <table:table-cell office:value-type="float" office:value="3.412553377807137">
            <text:p>3.412553377807137</text:p>
          </table:table-cell>
          <table:table-cell office:value-type="float" office:value="55.44902542652824">
            <text:p>55.44902542652824</text:p>
          </table:table-cell>
          <table:table-cell office:value-type="float" office:value="15.079044957674002">
            <text:p>15.079044957674002</text:p>
          </table:table-cell>
          <table:table-cell office:value-type="float" office:value="9.287217841266795">
            <text:p>9.287217841266795</text:p>
          </table:table-cell>
          <table:table-cell office:value-type="float" office:value="9.302301119785682">
            <text:p>9.302301119785682</text:p>
          </table:table-cell>
          <table:table-cell office:value-type="float" office:value="3.4125533772344663">
            <text:p>3.4125533772344663</text:p>
          </table:table-cell>
          <table:table-cell office:value-type="float" office:value="405.65527554992104">
            <text:p>405.65527554992104</text:p>
          </table:table-cell>
          <table:table-cell office:value-type="float" office:value="88.26683682732516">
            <text:p>88.26683682732516</text:p>
          </table:table-cell>
          <table:table-cell office:value-type="float" office:value="15.079044957674002">
            <text:p>15.079044957674002</text:p>
          </table:table-cell>
          <table:table-cell office:value-type="float" office:value="464.0607261905454">
            <text:p>464.0607261905454</text:p>
          </table:table-cell>
          <table:table-cell office:value-type="float" office:value="46.16180758526144">
            <text:p>46.16180758526144</text:p>
          </table:table-cell>
          <table:table-cell office:value-type="float" office:value="15.079044956379107">
            <text:p>15.079044956379107</text:p>
          </table:table-cell>
          <table:table-cell office:value-type="float" office:value="265.6157631693313">
            <text:p>265.6157631693313</text:p>
          </table:table-cell>
          <table:table-cell office:value-type="float" office:value="4.302301119785682">
            <text:p>4.302301119785682</text:p>
          </table:table-cell>
          <table:table-cell office:value-type="float" office:value="3.412553377807137">
            <text:p>3.412553377807137</text:p>
          </table:table-cell>
          <table:table-cell office:value-type="float" office:value="265.6157631693313">
            <text:p>265.6157631693313</text:p>
          </table:table-cell>
          <table:table-cell office:value-type="float" office:value="30.626743279241207">
            <text:p>30.626743279241207</text:p>
          </table:table-cell>
          <table:table-cell office:value-type="float" office:value="21.91642346395338">
            <text:p>21.91642346395338</text:p>
          </table:table-cell>
          <table:table-cell office:value-type="float" office:value="54.03950712564049">
            <text:p>54.039507125640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